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72cm"/>
    </style:style>
    <style:style style:name="co2" style:family="table-column">
      <style:table-column-properties fo:break-before="auto" style:column-width="3.801cm"/>
    </style:style>
    <style:style style:name="co3" style:family="table-column">
      <style:table-column-properties fo:break-before="auto" style:column-width="3.16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sticks</text:p>
          </table:table-cell>
          <table:table-cell office:value-type="string">
            <text:p>палочки</text:p>
          </table:table-cell>
          <table:table-cell table:number-columns-repeated="2"/>
        </table:table-row>
        <table:table-row table:style-name="ro1">
          <table:table-cell office:value-type="string">
            <text:p>disk</text:p>
          </table:table-cell>
          <table:table-cell office:value-type="string">
            <text:p>диск</text:p>
          </table:table-cell>
          <table:table-cell office:value-type="string">
            <text:p>круг</text:p>
          </table:table-cell>
          <table:table-cell/>
        </table:table-row>
        <table:table-row table:style-name="ro1">
          <table:table-cell office:value-type="string">
            <text:p>represented</text:p>
          </table:table-cell>
          <table:table-cell office:value-type="string">
            <text:p>представленые</text:p>
          </table:table-cell>
          <table:table-cell office:value-type="string">
            <text:p>изображенные</text:p>
          </table:table-cell>
          <table:table-cell/>
        </table:table-row>
        <table:table-row table:style-name="ro1">
          <table:table-cell office:value-type="string">
            <text:p>follow</text:p>
          </table:table-cell>
          <table:table-cell office:value-type="string">
            <text:p>следовать</text:p>
          </table:table-cell>
          <table:table-cell table:number-columns-repeated="2"/>
        </table:table-row>
        <table:table-row table:style-name="ro1">
          <table:table-cell office:value-type="string">
            <text:p>put</text:p>
          </table:table-cell>
          <table:table-cell office:value-type="string">
            <text:p>ставить</text:p>
          </table:table-cell>
          <table:table-cell office:value-type="string">
            <text:p>помещать</text:p>
          </table:table-cell>
          <table:table-cell/>
        </table:table-row>
        <table:table-row table:style-name="ro1">
          <table:table-cell office:value-type="string">
            <text:p>basically </text:p>
          </table:table-cell>
          <table:table-cell office:value-type="string">
            <text:p>в основном</text:p>
          </table:table-cell>
          <table:table-cell table:number-columns-repeated="2"/>
        </table:table-row>
        <table:table-row table:style-name="ro2">
          <table:table-cell office:value-type="string">
            <text:p>runnable</text:p>
          </table:table-cell>
          <table:table-cell office:value-type="string">
            <text:p/>
            <text:p>Работоспособный</text:p>
          </table:table-cell>
          <table:table-cell table:number-columns-repeated="2"/>
        </table:table-row>
        <table:table-row table:style-name="ro1">
          <table:table-cell office:value-type="string">
            <text:p><text:s/>divided</text:p>
          </table:table-cell>
          <table:table-cell office:value-type="string">
            <text:p>разделенный</text:p>
          </table:table-cell>
          <table:table-cell table:number-columns-repeated="2"/>
        </table:table-row>
        <table:table-row table:style-name="ro1">
          <table:table-cell office:value-type="string">
            <text:p>following</text:p>
          </table:table-cell>
          <table:table-cell office:value-type="string">
            <text:p>следующие</text:p>
          </table:table-cell>
          <table:table-cell table:number-columns-repeated="2"/>
        </table:table-row>
        <table:table-row table:style-name="ro1">
          <table:table-cell office:value-type="string">
            <text:p>typing</text:p>
          </table:table-cell>
          <table:table-cell office:value-type="string">
            <text:p>напечатав</text:p>
          </table:table-cell>
          <table:table-cell office:value-type="string">
            <text:p>введя</text:p>
          </table:table-cell>
          <table:table-cell/>
        </table:table-row>
        <table:table-row table:style-name="ro1">
          <table:table-cell office:value-type="string">
            <text:p>Execute</text:p>
          </table:table-cell>
          <table:table-cell office:value-type="string">
            <text:p>выполнить</text:p>
          </table:table-cell>
          <table:table-cell table:number-columns-repeated="2"/>
        </table:table-row>
        <table:table-row table:style-name="ro1">
          <table:table-cell office:value-type="string">
            <text:p>implement</text:p>
          </table:table-cell>
          <table:table-cell office:value-type="string">
            <text:p>воплощать в жизнь</text:p>
          </table:table-cell>
          <table:table-cell office:value-type="string">
            <text:p>претворять</text:p>
          </table:table-cell>
          <table:table-cell office:value-type="string">
            <text:p>реализовать</text:p>
          </table:table-cell>
        </table:table-row>
        <table:table-row table:style-name="ro1">
          <table:table-cell office:value-type="string">
            <text:p>Runtime</text:p>
          </table:table-cell>
          <table:table-cell office:value-type="string">
            <text:p>среда выполнения</text:p>
          </table:table-cell>
          <table:table-cell table:number-columns-repeated="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окружающая среда</text:p>
          </table:table-cell>
          <table:table-cell office:value-type="string">
            <text:p>обстановка</text:p>
          </table:table-cell>
          <table:table-cell/>
        </table:table-row>
        <table:table-row table:style-name="ro1">
          <table:table-cell office:value-type="string">
            <text:p>set</text:p>
          </table:table-cell>
          <table:table-cell office:value-type="string">
            <text:p>установить</text:p>
          </table:table-cell>
          <table:table-cell office:value-type="string">
            <text:p>настраивать</text:p>
          </table:table-cell>
          <table:table-cell/>
        </table:table-row>
        <table:table-row table:style-name="ro1">
          <table:table-cell office:value-type="string">
            <text:p>required</text:p>
          </table:table-cell>
          <table:table-cell office:value-type="string">
            <text:p>необходимый</text:p>
          </table:table-cell>
          <table:table-cell office:value-type="string">
            <text:p>обязательный</text:p>
          </table:table-cell>
          <table:table-cell/>
        </table:table-row>
        <table:table-row table:style-name="ro1">
          <table:table-cell office:value-type="string">
            <text:p>own</text:p>
          </table:table-cell>
          <table:table-cell office:value-type="string">
            <text:p>своя</text:p>
          </table:table-cell>
          <table:table-cell office:value-type="string">
            <text:p>собственный</text:p>
          </table:table-cell>
          <table:table-cell/>
        </table:table-row>
        <table:table-row table:style-name="ro1">
          <table:table-cell office:value-type="string">
            <text:p>Let’s start</text:p>
          </table:table-cell>
          <table:table-cell office:value-type="string">
            <text:p>давайте начнем</text:p>
          </table:table-cell>
          <table:table-cell table:number-columns-repeated="2"/>
        </table:table-row>
        <table:table-row table:style-name="ro1">
          <table:table-cell office:value-type="string">
            <text:p>opportunities</text:p>
          </table:table-cell>
          <table:table-cell office:value-type="string">
            <text:p>возможности</text:p>
          </table:table-cell>
          <table:table-cell table:number-columns-repeated="2"/>
        </table:table-row>
        <table:table-row table:style-name="ro1">
          <table:table-cell office:value-type="string">
            <text:p>declared</text:p>
          </table:table-cell>
          <table:table-cell office:value-type="string">
            <text:p>объявлены</text:p>
          </table:table-cell>
          <table:table-cell table:number-columns-repeated="2"/>
        </table:table-row>
        <table:table-row table:style-name="ro1">
          <table:table-cell office:value-type="string">
            <text:p>involves</text:p>
          </table:table-cell>
          <table:table-cell office:value-type="string">
            <text:p>включает</text:p>
          </table:table-cell>
          <table:table-cell office:value-type="string">
            <text:p>связывает</text:p>
          </table:table-cell>
          <table:table-cell/>
        </table:table-row>
        <table:table-row table:style-name="ro1">
          <table:table-cell office:value-type="string">
            <text:p>stating</text:p>
          </table:table-cell>
          <table:table-cell office:value-type="string">
            <text:p>заявляет</text:p>
          </table:table-cell>
          <table:table-cell office:value-type="string">
            <text:p>утверждает</text:p>
          </table:table-cell>
          <table:table-cell/>
        </table:table-row>
      </table:table>
      <table:table table:name="Лист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Лист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3">13.06.2019</text:date>, <text:time>19:31:5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geny Tkach</meta:initial-creator>
    <meta:creation-date>2019-06-13T16:11:40.71</meta:creation-date>
    <dc:date>2019-06-13T19:31:51.10</dc:date>
    <dc:creator>Evgeny Tkach</dc:creator>
    <meta:editing-duration>PT19M39S</meta:editing-duration>
    <meta:editing-cycles>2</meta:editing-cycles>
    <meta:generator>OpenOffice/4.1.6$Win32 OpenOffice.org_project/416m1$Build-9790</meta:generator>
    <meta:document-statistic meta:table-count="3" meta:cell-count="56" meta:object-count="0"/>
  </office:meta>
</office:document-meta>
</file>